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fo:min-height="6.115cm"/>
    </style:style>
    <style:style style:name="gr8" style:family="graphic" style:parent-style-name="standard">
      <style:graphic-properties draw:stroke="none" draw:fill="none" fo:min-height="1.322cm"/>
    </style:style>
    <style:style style:name="gr9" style:family="graphic" style:parent-style-name="standard">
      <style:graphic-properties draw:stroke="none" draw:fill="none" fo:min-height="1.762cm"/>
    </style:style>
    <style:style style:name="gr10" style:family="graphic" style:parent-style-name="standard">
      <style:graphic-properties draw:stroke="none" draw:fill="none" fo:min-height="3.522cm"/>
    </style:style>
    <style:style style:name="gr11" style:family="graphic" style:parent-style-name="standard">
      <style:graphic-properties draw:stroke="none" draw:fill="none" fo:min-height="0.882cm"/>
    </style:style>
    <style:style style:name="gr12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2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000f69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6" style:family="text">
      <style:text-properties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" style:family="text">
      <style:text-properties fo:color="#0024f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8" style:family="text">
      <style:text-properties fo:color="#000f69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19" style:family="text">
      <style:text-properties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0" style:family="text">
      <style:text-properties fo:color="#000000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1" style:family="text">
      <style:text-properties fo:color="#0026f5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2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4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5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6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7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8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9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2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3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7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4.63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7.998cm" svg:height="6.383cm" svg:x="0cm" svg:y="7.094cm">
          <draw:text-box>
            <text:p text:style-name="P2"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2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3.495cm" svg:height="4.631cm" svg:x="3.175cm" svg:y="6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/></text:span><text:span text:style-name="T4">case</text:span><text:span text:style-name="T2"> </text:span><text:span text:style-name="T5">"First hit"</text:span><text:span text:style-name="T2"> =&gt; </text:span><text:span text:style-name="T5">"First was a hit"</text:span></text:p>
            <text:p text:style-name="P2"><text:span text:style-name="T2"><text:s/></text:span><text:span text:style-name="T4">case</text:span><text:span text:style-name="T2"> </text:span><text:span text:style-name="T5">"Second hit"</text:span><text:span text:style-name="T2"> =&gt; </text:span><text:span text:style-name="T5">"Second was a hit"</text:span></text:p>
            <text:p text:style-name="P2"><text:span text:style-name="T2"><text:s/></text:span><text:span text:style-name="T4">case</text:span><text:span text:style-name="T2"> _ =&gt; </text:span><text:span text:style-name="T5">"Unknown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4.63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3.755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Nil =&gt; </text:span><text:span text:style-name="T7">0</text:span></text:p>
            <text:p text:style-name="P2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6" draw:text-style-name="P9" draw:layer="layout" svg:width="28.575cm" svg:height="13.335cm" svg:x="0cm" svg:y="0cm">
          <draw:text-box>
            <text:p text:style-name="P5"><text:span text:style-name="T15">public</text:span><text:span text:style-name="T16"> </text:span><text:span text:style-name="T15">static</text:span><text:span text:style-name="T16"> Integer f(List&lt;List&lt;Integer&gt;&gt; list) {</text:span></text:p>
            <text:p text:style-name="P5"><text:span text:style-name="T16"><text:s text:c="4"/></text:span><text:span text:style-name="T16">Integer result = </text:span><text:span text:style-name="T17">0</text:span><text:span text:style-name="T16">;</text:span></text:p>
            <text:p text:style-name="P5"><text:span text:style-name="T16"><text:s text:c="4"/></text:span><text:span text:style-name="T15">if</text:span><text:span text:style-name="T16"> (list != </text:span><text:span text:style-name="T15">null</text:span><text:span text:style-name="T16">) {</text:span></text:p>
            <text:p text:style-name="P5"><text:span text:style-name="T16"><text:s text:c="8"/></text:span><text:span text:style-name="T15">if</text:span><text:span text:style-name="T16"> (list.size() &gt;= </text:span><text:span text:style-name="T17">1</text:span><text:span text:style-name="T16"> &amp;&amp; list.get(</text:span><text:span text:style-name="T17">0</text:span><text:span text:style-name="T16">) != </text:span><text:span text:style-name="T15">null</text:span><text:span text:style-name="T16"> &amp;&amp; list.get(</text:span><text:span text:style-name="T17">0</text:span><text:span text:style-name="T16">).size() &gt;= </text:span><text:span text:style-name="T17">1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0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1</text:span><text:span text:style-name="T16">) {</text:span></text:p>
            <text:p text:style-name="P5"><text:span text:style-name="T16"><text:s text:c="16"/></text:span><text:span text:style-name="T16">result = sub.get(</text:span><text:span text:style-name="T17">0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 </text:span><text:span text:style-name="T15">else</text:span><text:span text:style-name="T16"> </text:span><text:span text:style-name="T15">if</text:span><text:span text:style-name="T16"> (list.size() &gt;= </text:span><text:span text:style-name="T17">2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1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2</text:span><text:span text:style-name="T16">) {</text:span></text:p>
            <text:p text:style-name="P5"><text:span text:style-name="T16"><text:s text:c="16"/></text:span><text:span text:style-name="T16">result = sub.get(</text:span><text:span text:style-name="T17">1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</text:span></text:p>
            <text:p text:style-name="P5"><text:span text:style-name="T16"><text:s text:c="4"/></text:span><text:span text:style-name="T16">}</text:span></text:p>
            <text:p text:style-name="P5"><text:span text:style-name="T16"><text:s text:c="4"/></text:span><text:span text:style-name="T15">return</text:span><text:span text:style-name="T16"> result;</text:span></text:p>
            <text:p text:style-name="P5"><text:span text:style-name="T16">}</text:span></text:p>
          </draw:text-box>
        </draw:frame>
        <draw:frame draw:style-name="gr7" draw:text-style-name="P10" draw:layer="layout" svg:width="27.125cm" svg:height="6.365cm" svg:x="0.18cm" svg:y="14.635cm">
          <draw:text-box>
            <text:p text:style-name="P5"><text:span text:style-name="T18">def</text:span><text:span text:style-name="T19"> f(list: List[List[Int]]) = list </text:span><text:span text:style-name="T18">match</text:span><text:span text:style-name="T19"> {</text:span></text:p>
            <text:p text:style-name="P5"><text:span text:style-name="T19"><text:s text:c="2"/></text:span><text:span text:style-name="T18">case</text:span><text:span text:style-name="T19"> List(List(</text:span><text:span text:style-name="T20">x</text:span><text:span text:style-name="T19">, _*), _*) =&gt; x</text:span></text:p>
            <text:p text:style-name="P5"><text:span text:style-name="T19"><text:s text:c="2"/></text:span><text:span text:style-name="T18">case</text:span><text:span text:style-name="T19"> List(_, List(_, x, _*), _*) =&gt; x</text:span></text:p>
            <text:p text:style-name="P5"><text:span text:style-name="T19"><text:s text:c="2"/></text:span><text:span text:style-name="T18">case</text:span><text:span text:style-name="T19"> _ =&gt; </text:span><text:span text:style-name="T21">0</text:span></text:p>
            <text:p text:style-name="P5"><text:span text:style-name="T19">}</text:span></text:p>
          </draw:text-box>
        </draw:frame>
        <draw:custom-shape draw:style-name="gr5" draw:text-style-name="P8" draw:layer="layout" svg:width="2.382cm" svg:height="2.084cm" svg:x="12.065cm" svg:y="11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e (og evt settere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8" draw:text-style-name="P3" draw:layer="layout" svg:width="27.94cm" svg:height="3.755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22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9" draw:text-style-name="P11" draw:layer="layout" svg:width="28cm" svg:height="5.333cm" svg:x="0cm" svg:y="6.985cm">
          <draw:text-box>
            <text:p text:style-name="P2"><text:span text:style-name="T23">p</text:span><text:span text:style-name="T24"> </text:span><text:span text:style-name="T25">match</text:span><text:span text:style-name="T24"> {</text:span></text:p>
            <text:p text:style-name="P2"><text:span text:style-name="T24"><text:s text:c="2"/></text:span><text:span text:style-name="T25">case</text:span><text:span text:style-name="T24"> </text:span><text:span text:style-name="T26">Man</text:span><text:span text:style-name="T24">(</text:span><text:span text:style-name="T23">name</text:span><text:span text:style-name="T24">) =&gt; </text:span><text:span text:style-name="T27">println</text:span><text:span text:style-name="T24">(</text:span><text:span text:style-name="T28">"Man with name "</text:span><text:span text:style-name="T24"> </text:span><text:span text:style-name="T27">+</text:span><text:span text:style-name="T24"> </text:span><text:span text:style-name="T23">name</text:span><text:span text:style-name="T24">)</text:span></text:p>
            <text:p text:style-name="P2"><text:span text:style-name="T24"><text:s text:c="2"/></text:span><text:span text:style-name="T25">case</text:span><text:span text:style-name="T24"> </text:span><text:span text:style-name="T26">Woman</text:span><text:span text:style-name="T24">(</text:span><text:span text:style-name="T23">name</text:span><text:span text:style-name="T24">, </text:span><text:span text:style-name="T23">children</text:span><text:span text:style-name="T24">) =&gt; </text:span><text:span text:style-name="T27">println</text:span><text:span text:style-name="T24">(</text:span><text:span text:style-name="T28">"Woman with name "</text:span><text:span text:style-name="T24"> <text:s text:c="33"/></text:span><text:span text:style-name="T27">+</text:span><text:span text:style-name="T24"> </text:span><text:span text:style-name="T23">name</text:span><text:span text:style-name="T24"> </text:span><text:span text:style-name="T27">+</text:span><text:span text:style-name="T24"> </text:span><text:span text:style-name="T28">" and with "</text:span><text:span text:style-name="T24"> </text:span><text:span text:style-name="T27">+</text:span><text:span text:style-name="T24"> <text:s text:c="40"/></text:span><text:span text:style-name="T23">children</text:span><text:span text:style-name="T24">.</text:span><text:span text:style-name="T27">size</text:span><text:span text:style-name="T24"> </text:span><text:span text:style-name="T27">+</text:span><text:span text:style-name="T24"> </text:span><text:span text:style-name="T28">" children"</text:span><text:span text:style-name="T24">)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10" draw:text-style-name="P3" draw:layer="layout" svg:width="26.67cm" svg:height="7.259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10" draw:text-style-name="P3" draw:layer="layout" svg:width="26.67cm" svg:height="7.259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22.225cm" svg:height="2.003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12" draw:text-style-name="P12" draw:layer="layout" svg:width="21.59cm" svg:height="1.06cm" svg:x="1.84cm" svg:y="3.81cm">
          <draw:text-box>
            <text:p text:style-name="P2"><text:span text:style-name="T30">def</text:span><text:span text:style-name="T31"> </text:span><text:span text:style-name="T32">getValue</text:span><text:span text:style-name="T31">(s: Any): Option[String]</text:span></text:p>
          </draw:text-box>
        </draw:frame>
        <draw:frame draw:style-name="gr9" draw:text-style-name="P3" draw:layer="layout" svg:width="24.765cm" svg:height="3.755cm" svg:x="0.905cm" svg:y="7.534cm">
          <draw:text-box>
            <text:p text:style-name="P2"><text:span text:style-name="T2"><text:s text:c="2"/></text:span><text:span text:style-name="T33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2" draw:text-style-name="P3" draw:layer="layout" svg:width="26.035cm" svg:height="1.127cm" svg:x="1.84cm" svg:y="13.81cm">
          <draw:text-box>
            <text:p text:style-name="P2"><text:span text:style-name="T34">val</text:span><text:span text:style-name="T35"> result = </text:span><text:span text:style-name="T36">getValue(object).getOrElse(</text:span><text:span text:style-name="T37">"Nothing"</text:span><text:span text:style-name="T36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pattern-matching project</text:p>
              </text:list-item>
              <text:list-item>
                <text:p text:style-name="P13">Tests in package scalaexamples.patternmatching</text:p>
              </text:list-item>
              <text:list-item>
                <text:p text:style-name="P13">Add @Test to one and one method</text:p>
              </text:list-item>
              <text:list-item>
                <text:p text:style-name="P13">Follow instructions in the code</text:p>
              </text:list-item>
              <text:list-item>
                <text:p text:style-name="P13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39M21S</meta:editing-duration>
    <meta:editing-cycles>62</meta:editing-cycles>
    <meta:generator>OpenOffice.org/3.1$Win32 OpenOffice.org_project/310m11$Build-9399</meta:generator>
    <meta:initial-creator>Alf Kristian Støyle</meta:initial-creator>
    <dc:date>2009-11-28T17:39:10.77</dc:date>
    <dc:creator>Alf Kristian Støyle</dc:creator>
    <meta:document-statistic meta:object-count="89"/>
  </office:meta>
</office:document-meta>
</file>